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P6" style:family="paragraph" style:parent-style-name="Standard">
      <style:paragraph-properties fo:text-align="right"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</office:automatic-styles>
  <office:body>
    <office:text>
      <text:p text:style-name="P1"><text:span text:style-name="T1_1">Dzięki</text:span><text:span text:style-name="T1_2">,<text:s/></text:span><text:span text:style-name="T1_3">Dolarze</text:span><text:span text:style-name="T1_4">.</text:span></text:p>
      <text:p text:style-name="P2"/>
      <text:p text:style-name="P3"><text:span text:style-name="T3_1">Tak</text:span><text:span text:style-name="T3_2"><text:s/></text:span><text:span text:style-name="T3_3">więc</text:span><text:span text:style-name="T3_4">,<text:s/></text:span><text:span text:style-name="T3_5">co</text:span><text:span text:style-name="T3_6"><text:s/></text:span><text:span text:style-name="T3_7">czeka</text:span><text:span text:style-name="T3_8"><text:s/></text:span><text:span text:style-name="T3_9">Was</text:span><text:span text:style-name="T3_10"><text:s/></text:span><text:span text:style-name="T3_11">jeszcze</text:span><text:span text:style-name="T3_12"><text:s/></text:span><text:span text:style-name="T3_13">w</text:span><text:span text:style-name="T3_14"><text:s/></text:span><text:span text:style-name="T3_15">najnowszym</text:span><text:span text:style-name="T3_16"><text:s/></text:span><text:span text:style-name="T3_17">numerze</text:span><text:span text:style-name="T3_18">?<text:s/></text:span><text:span text:style-name="T3_19">Spidi</text:span><text:span text:style-name="T3_20"><text:s/></text:span><text:span text:style-name="T3_21">zwariował</text:span><text:span text:style-name="T3_22"><text:s/></text:span><text:span text:style-name="T3_23">i</text:span><text:span text:style-name="T3_24"><text:s/></text:span><text:span text:style-name="T3_25">postanowił</text:span><text:span text:style-name="T3_26"><text:s/></text:span><text:span text:style-name="T3_27">szukać</text:span><text:span text:style-name="T3_28"><text:s/></text:span><text:span text:style-name="T3_29">genetyki</text:span><text:span text:style-name="T3_30"><text:s/></text:span><text:span text:style-name="T3_31">znaczków</text:span><text:span text:style-name="T3_32">,<text:s/></text:span><text:span text:style-name="T3_33">Zena</text:span><text:span text:style-name="T3_34"><text:s/></text:span><text:span text:style-name="T3_35">podszedł</text:span><text:span text:style-name="T3_36"><text:s/></text:span><text:span text:style-name="T3_37">nieco</text:span><text:span text:style-name="T3_38"><text:s/></text:span><text:span text:style-name="T3_39">bardziej</text:span><text:span text:style-name="T3_40"><text:s/></text:span><text:span text:style-name="T3_41">od</text:span><text:span text:style-name="T3_42"><text:s/></text:span><text:span text:style-name="T3_43">fizycznej</text:span><text:span text:style-name="T3_44"><text:s/></text:span><text:span text:style-name="T3_45">strony</text:span><text:span text:style-name="T3_46"><text:s/></text:span><text:span text:style-name="T3_47">w</text:span><text:span text:style-name="T3_48"><text:s/></text:span><text:span text:style-name="T3_49">swoim</text:span><text:span text:style-name="T3_50"><text:s/></text:span><text:span text:style-name="T3_51">artykule</text:span><text:span text:style-name="T3_52"><text:s/></text:span><text:span text:style-name="T3_53">o</text:span><text:span text:style-name="T3_54"><text:s/></text:span><text:span text:style-name="T3_55">dość</text:span><text:span text:style-name="T3_56"><text:s/></text:span><text:span text:style-name="T3_57">ciekawej</text:span><text:span text:style-name="T3_58"><text:s/></text:span><text:span text:style-name="T3_59">nazwie</text:span><text:span text:style-name="T3_60"><text:s/>“</text:span><text:span text:style-name="T3_61">Elektrohydrodynamika</text:span><text:span text:style-name="T3_62"><text:s/></text:span><text:span text:style-name="T3_63">a</text:span><text:span text:style-name="T3_64"><text:s/></text:span><text:span text:style-name="T3_65">lot</text:span><text:span text:style-name="T3_66"><text:s/></text:span><text:span text:style-name="T3_67">pegaza</text:span><text:span text:style-name="T3_68"><text:s/></text:span><text:span text:style-name="T3_69">przy</text:span><text:span text:style-name="T3_70"><text:s/></text:span><text:span text:style-name="T3_71">okołodźwiękowych</text:span><text:span text:style-name="T3_72"><text:s/></text:span><text:span text:style-name="T3_73">prędkościach</text:span><text:span text:style-name="T3_74">“.<text:s/></text:span><text:span text:style-name="T3_75">Dodatkowo</text:span><text:span text:style-name="T3_76">,<text:s/></text:span><text:span text:style-name="T3_77">nasz</text:span><text:span text:style-name="T3_78"><text:s/></text:span><text:span text:style-name="T3_79">fandomowy</text:span><text:span text:style-name="T3_80"><text:s/></text:span><text:span text:style-name="T3_81">łabundź</text:span><text:span text:style-name="T3_82"><text:s/></text:span><text:span text:style-name="T3_83">Cygnus</text:span><text:span text:style-name="T3_84"><text:s/></text:span><text:span text:style-name="T3_85">postanowił</text:span><text:span text:style-name="T3_86"><text:s/></text:span><text:span text:style-name="T3_87">napisać</text:span><text:span text:style-name="T3_88"><text:s/></text:span><text:span text:style-name="T3_89">o</text:span><text:span text:style-name="T3_90"><text:s/></text:span><text:span text:style-name="T3_91">swoich</text:span><text:span text:style-name="T3_92"><text:s/></text:span><text:span text:style-name="T3_93">przemyśleniach</text:span><text:span text:style-name="T3_94"><text:s/></text:span><text:span text:style-name="T3_95">na</text:span><text:span text:style-name="T3_96"><text:s/></text:span><text:span text:style-name="T3_97">temat</text:span><text:span text:style-name="T3_98"><text:s/></text:span><text:span text:style-name="T3_99">zamachu</text:span><text:span text:style-name="T3_100">,<text:s/></text:span><text:span text:style-name="T3_101">który</text:span><text:span text:style-name="T3_102"><text:s/></text:span><text:span text:style-name="T3_103">niedawno</text:span><text:span text:style-name="T3_104"><text:s/></text:span><text:span text:style-name="T3_105">miał</text:span><text:span text:style-name="T3_106"><text:s/></text:span><text:span text:style-name="T3_107">miejsce</text:span><text:span text:style-name="T3_108">.<text:s/></text:span></text:p>
      <text:p text:style-name="P4"/>
      <text:p text:style-name="P5"><text:span text:style-name="T5_1">To</text:span><text:span text:style-name="T5_2"><text:s/></text:span><text:span text:style-name="T5_3">oczywiście</text:span><text:span text:style-name="T5_4"><text:s/></text:span><text:span text:style-name="T5_5">nie</text:span><text:span text:style-name="T5_6"><text:s/></text:span><text:span text:style-name="T5_7">wszystko</text:span><text:span text:style-name="T5_8">,<text:s/></text:span><text:span text:style-name="T5_9">ale</text:span><text:span text:style-name="T5_10"><text:s/></text:span><text:span text:style-name="T5_11">nie</text:span><text:span text:style-name="T5_12"><text:s/></text:span><text:span text:style-name="T5_13">ma</text:span><text:span text:style-name="T5_14"><text:s/></text:span><text:span text:style-name="T5_15">co</text:span><text:span text:style-name="T5_16"><text:s/></text:span><text:span text:style-name="T5_17">zdradzać</text:span><text:span text:style-name="T5_18">,<text:s/></text:span><text:span text:style-name="T5_19">co</text:span><text:span text:style-name="T5_20"><text:s/></text:span><text:span text:style-name="T5_21">na</text:span><text:span text:style-name="T5_22"><text:s/></text:span><text:span text:style-name="T5_23">Was</text:span><text:span text:style-name="T5_24"><text:s/></text:span><text:span text:style-name="T5_25">jeszcze</text:span><text:span text:style-name="T5_26"><text:s/></text:span><text:span text:style-name="T5_27">czeka</text:span><text:span text:style-name="T5_28">.<text:s/></text:span><text:span text:style-name="T5_29">Natomiast</text:span><text:span text:style-name="T5_30"><text:s/></text:span><text:span text:style-name="T5_31">z</text:span><text:span text:style-name="T5_32"><text:s/></text:span><text:span text:style-name="T5_33">mojej</text:span><text:span text:style-name="T5_34"><text:s/></text:span><text:span text:style-name="T5_35">strony</text:span><text:span text:style-name="T5_36"><text:s/></text:span><text:span text:style-name="T5_37">mogę</text:span><text:span text:style-name="T5_38"><text:s/></text:span><text:span text:style-name="T5_39">tylko</text:span><text:span text:style-name="T5_40"><text:s/></text:span><text:span text:style-name="T5_41">bardzo</text:span><text:span text:style-name="T5_42"><text:s/></text:span><text:span text:style-name="T5_43">podziękować</text:span><text:span text:style-name="T5_44"><text:s/></text:span><text:span text:style-name="T5_45">za</text:span><text:span text:style-name="T5_46"><text:s/></text:span><text:span text:style-name="T5_47">to</text:span><text:span text:style-name="T5_48">,<text:s/></text:span><text:span text:style-name="T5_49">że</text:span><text:span text:style-name="T5_50"><text:s/></text:span><text:span text:style-name="T5_51">jesteście</text:span><text:span text:style-name="T5_52"><text:s/></text:span><text:span text:style-name="T5_53">z</text:span><text:span text:style-name="T5_54"><text:s/></text:span><text:span text:style-name="T5_55">nami</text:span><text:span text:style-name="T5_56"><text:s/></text:span><text:span text:style-name="T5_57">już</text:span><text:span text:style-name="T5_58"><text:s/></text:span><text:span text:style-name="T5_59">trzeci</text:span><text:span text:style-name="T5_60"><text:s/></text:span><text:span text:style-name="T5_61">numer</text:span><text:span text:style-name="T5_62">.<text:s/></text:span><text:span text:style-name="T5_63">Kiedy</text:span><text:span text:style-name="T5_64"><text:s/></text:span><text:span text:style-name="T5_65">początkowo</text:span><text:span text:style-name="T5_66"><text:s/></text:span><text:span text:style-name="T5_67">zaczynaliśmy</text:span><text:span text:style-name="T5_68"><text:s/></text:span><text:span text:style-name="T5_69">tworzenie</text:span><text:span text:style-name="T5_70"><text:s/></text:span><text:span text:style-name="T5_71">tego</text:span><text:span text:style-name="T5_72"><text:s/></text:span><text:span text:style-name="T5_73">pomysłu</text:span><text:span text:style-name="T5_74">,<text:s/></text:span><text:span text:style-name="T5_75">nie</text:span><text:span text:style-name="T5_76"><text:s/></text:span><text:span text:style-name="T5_77">sądziłem</text:span><text:span text:style-name="T5_78">,<text:s/></text:span><text:span text:style-name="T5_79">że</text:span><text:span text:style-name="T5_80"><text:s/></text:span><text:span text:style-name="T5_81">będę</text:span><text:span text:style-name="T5_82"><text:s/></text:span><text:span text:style-name="T5_83">mógł</text:span><text:span text:style-name="T5_84"><text:s/></text:span><text:span text:style-name="T5_85">pracować</text:span><text:span text:style-name="T5_86"><text:s/></text:span><text:span text:style-name="T5_87">z</text:span><text:span text:style-name="T5_88"><text:s/></text:span><text:span text:style-name="T5_89">tyloma</text:span><text:span text:style-name="T5_90"><text:s/></text:span><text:span text:style-name="T5_91">uzdolnionymi</text:span><text:span text:style-name="T5_92"><text:s/></text:span><text:span text:style-name="T5_93">ludźmi</text:span><text:span text:style-name="T5_94">.<text:s/></text:span><text:span text:style-name="T5_95">Tak</text:span><text:span text:style-name="T5_96"><text:s/></text:span><text:span text:style-name="T5_97">więc</text:span><text:span text:style-name="T5_98"><text:s/></text:span><text:span text:style-name="T5_99">moi</text:span><text:span text:style-name="T5_100"><text:s/></text:span><text:span text:style-name="T5_101">drodzy</text:span><text:span text:style-name="T5_102">,<text:s/></text:span><text:span text:style-name="T5_103">miłego</text:span><text:span text:style-name="T5_104"><text:s/></text:span><text:span text:style-name="T5_105">czytania</text:span><text:span text:style-name="T5_106">.<text:s/></text:span></text:p>
      <text:p text:style-name="P6"><text:span text:style-name="T6_1">M</text:span><text:span text:style-name="T6_2">.</text:span><text:span text:style-name="T6_3">C</text:span><text:span text:style-name="T6_4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